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tape du projet</text:p>
          </table:table-cell>
          <table:table-cell office:value-type="string" calcext:value-type="string">
            <text:p>Nbr d'heu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h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h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 style:data-style-name="N2" text:time-value="14:46:24.200073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Tardivon</meta:initial-creator>
    <meta:creation-date>2016-03-17T10:09:30.530866298</meta:creation-date>
    <dc:date>2016-04-21T14:46:40.257893494</dc:date>
    <dc:creator>Quentin Tardivon</dc:creator>
    <meta:editing-duration>PT1M31S</meta:editing-duration>
    <meta:editing-cycles>3</meta:editing-cycles>
    <meta:generator>LibreOffice/5.0.5.2$Linux_X86_64 LibreOffice_project/00m0$Build-2</meta:generator>
    <meta:document-statistic meta:table-count="1" meta:cell-count="11" meta:object-count="0"/>
  </office:meta>
</office:document-meta>
</file>